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19.5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8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wo_g_perf_sv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SVM</text:p>
          </table:table-cell>
          <table:covered-table-cell table:number-columns-repeated="2" table:style-name="ce1"/>
          <table:table-cell table:style-name="ce3" office:value-type="string" calcext:value-type="string" table:number-columns-spanned="3" table:number-rows-spanned="1">
            <text:p>RANDOM FOREST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Letter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-Scor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2" calcext:value-type="float">
            <text:p>0.52</text:p>
          </table:table-cell>
          <table:table-cell office:value-type="float" office:value="0.62" calcext:value-type="float">
            <text:p>0.62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0.62" calcext:value-type="float">
            <text:p>0.6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31" calcext:value-type="float">
            <text:p>0.31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56" calcext:value-type="float">
            <text:p>0.56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79" calcext:value-type="float">
            <text:p>0.7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.86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89" calcext:value-type="float">
            <text:p>0.89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.75" calcext:value-type="float">
            <text:p>0.75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1" calcext:value-type="float">
            <text:p>0.81</text:p>
          </table:table-cell>
          <table:table-cell office:value-type="float" office:value="0.93" calcext:value-type="float">
            <text:p>0.9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.53" calcext:value-type="float">
            <text:p>0.53</text:p>
          </table:table-cell>
          <table:table-cell office:value-type="float" office:value="0.9" calcext:value-type="float">
            <text:p>0.9</text:p>
          </table:table-cell>
          <table:table-cell office:value-type="float" office:value="0.67" calcext:value-type="float">
            <text:p>0.67</text:p>
          </table:table-cell>
          <table:table-cell office:value-type="float" office:value="0.53" calcext:value-type="float">
            <text:p>0.53</text:p>
          </table:table-cell>
          <table:table-cell office:value-type="float" office:value="0.9" calcext:value-type="float">
            <text:p>0.9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0.94" calcext:value-type="float">
            <text:p>0.94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0.74" calcext:value-type="float">
            <text:p>0.7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 office:value-type="float" office:value="0.58" calcext:value-type="float">
            <text:p>0.58</text:p>
          </table:table-cell>
          <table:table-cell office:value-type="float" office:value="0.62" calcext:value-type="float">
            <text:p>0.62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62" calcext:value-type="float">
            <text:p>0.62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float" office:value="0.61" calcext:value-type="float">
            <text:p>0.61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82" calcext:value-type="float">
            <text:p>0.82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83" calcext:value-type="float">
            <text:p>0.83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83" calcext:value-type="float">
            <text:p>0.83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0.94" calcext:value-type="float">
            <text:p>0.94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3"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  <table:table-cell office:value-type="float" office:value="0.93" calcext:value-type="float">
            <text:p>0.9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table:style-name="ce1" office:value-type="string" calcext:value-type="string">
            <text:p>avg / total</text:p>
          </table:table-cell>
          <table:table-cell table:style-name="ce1" office:value-type="float" office:value="0.85" calcext:value-type="float">
            <text:p>0.85</text:p>
          </table:table-cell>
          <table:table-cell table:number-columns-repeated="2" table:style-name="ce1" office:value-type="float" office:value="0.84" calcext:value-type="float">
            <text:p>0.84</text:p>
          </table:table-cell>
          <table:table-cell table:style-name="ce1" office:value-type="float" office:value="0.85" calcext:value-type="float">
            <text:p>0.85</text:p>
          </table:table-cell>
          <table:table-cell table:number-columns-repeated="2" table:style-name="ce1" office:value-type="float" office:value="0.84" calcext:value-type="float">
            <text:p>0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-00-0000</text:date>, <text:time style:data-style-name="N2" text:time-value="13:04:51.163329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5T13:06:13.130047252</dc:date>
    <dc:creator>Jerelyn Co</dc:creator>
    <meta:editing-duration>PT5M4S</meta:editing-duration>
    <meta:editing-cycles>3</meta:editing-cycles>
    <meta:generator>LibreOffice/5.0.5.2$Linux_X86_64 LibreOffice_project/00m0$Build-2</meta:generator>
    <meta:document-statistic meta:table-count="1" meta:cell-count="198" meta:object-count="0"/>
  </office:meta>
</office:document-meta>
</file>